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T17_223" style:family="text"/>
    <style:style style:name="T17_224" style:family="text"/>
    <style:style style:name="T17_225" style:family="text"/>
    <style:style style:name="T17_226" style:family="text"/>
    <style:style style:name="T17_227" style:family="text"/>
    <style:style style:name="T17_228" style:family="text"/>
    <style:style style:name="T17_229" style:family="text"/>
    <style:style style:name="T17_230" style:family="text"/>
    <style:style style:name="T17_231" style:family="text"/>
    <style:style style:name="T17_232" style:family="text"/>
    <style:style style:name="T17_233" style:family="text"/>
    <style:style style:name="T17_234" style:family="text"/>
    <style:style style:name="T17_235" style:family="text"/>
    <style:style style:name="T17_2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4_1" style:family="text">
      <style:text-properties fo:color="#000000" style:font-name="Arial" style:font-name-asian="Arial" style:font-name-complex="Arial"/>
    </style:style>
    <style:style style:name="T24_2" style:family="text">
      <style:text-properties fo:color="#000000" style:font-name="Arial" style:font-name-asian="Arial" style:font-name-complex="Arial"/>
    </style:style>
    <style:style style:name="T24_3" style:family="text">
      <style:text-properties fo:color="#000000" style:font-name="Arial" style:font-name-asian="Arial" style:font-name-complex="Arial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T27_19" style:family="text">
      <style:text-properties fo:background-color="#ffffff"/>
    </style:style>
    <style:style style:name="T27_20" style:family="text">
      <style:text-properties fo:background-color="#ffffff"/>
    </style:style>
    <style:style style:name="T27_21" style:family="text">
      <style:text-properties fo:background-color="#ffffff"/>
    </style:style>
    <style:style style:name="T27_22" style:family="text">
      <style:text-properties fo:background-color="#ffffff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T28_15" style:family="text">
      <style:text-properties fo:background-color="#ffffff"/>
    </style:style>
    <style:style style:name="T28_16" style:family="text">
      <style:text-properties fo:background-color="#ffffff"/>
    </style:style>
    <style:style style:name="T28_17" style:family="text">
      <style:text-properties fo:background-color="#ffffff"/>
    </style:style>
    <style:style style:name="T28_18" style:family="text">
      <style:text-properties fo:background-color="#ffffff"/>
    </style:style>
    <style:style style:name="T28_19" style:family="text">
      <style:text-properties fo:background-color="#ffffff"/>
    </style:style>
    <style:style style:name="T28_20" style:family="text">
      <style:text-properties fo:background-color="#ffffff"/>
    </style:style>
    <style:style style:name="T28_21" style:family="text">
      <style:text-properties fo:background-color="#ffffff"/>
    </style:style>
    <style:style style:name="T28_22" style:family="text">
      <style:text-properties fo:background-color="#ffffff"/>
    </style:style>
    <style:style style:name="T28_23" style:family="text">
      <style:text-properties fo:background-color="#ffffff"/>
    </style:style>
    <style:style style:name="T28_24" style:family="text">
      <style:text-properties fo:background-color="#ffffff"/>
    </style:style>
    <style:style style:name="T28_25" style:family="text">
      <style:text-properties fo:background-color="#ffffff"/>
    </style:style>
    <style:style style:name="T28_26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T29_22" style:family="text">
      <style:text-properties fo:background-color="#ffffff"/>
    </style:style>
    <style:style style:name="T29_23" style:family="text">
      <style:text-properties fo:background-color="#ffffff"/>
    </style:style>
    <style:style style:name="T29_24" style:family="text">
      <style:text-properties fo:background-color="#ffffff"/>
    </style:style>
    <style:style style:name="T29_25" style:family="text">
      <style:text-properties fo:background-color="#ffffff"/>
    </style:style>
    <style:style style:name="T29_26" style:family="text">
      <style:text-properties fo:background-color="#ffffff"/>
    </style:style>
    <style:style style:name="T29_27" style:family="text">
      <style:text-properties fo:background-color="#ffffff"/>
    </style:style>
    <style:style style:name="T29_28" style:family="text">
      <style:text-properties fo:background-color="#ffffff"/>
    </style:style>
    <style:style style:name="T29_29" style:family="text">
      <style:text-properties fo:background-color="#ffffff"/>
    </style:style>
    <style:style style:name="T29_30" style:family="text">
      <style:text-properties fo:background-color="#ffffff"/>
    </style:style>
    <style:style style:name="T29_31" style:family="text">
      <style:text-properties fo:background-color="#ffffff"/>
    </style:style>
    <style:style style:name="T29_32" style:family="text">
      <style:text-properties fo:background-color="#ffffff"/>
    </style:style>
    <style:style style:name="T29_33" style:family="text">
      <style:text-properties fo:background-color="#ffffff"/>
    </style:style>
    <style:style style:name="T29_34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</office:automatic-styles>
  <office:body>
    <office:text>
      <text:p text:style-name="P1"><text:bookmark-start text:name="h.u7cn31nouo42"/><text:bookmark-end text:name="h.u7cn31nouo42"/><text:span text:style-name="T1_1">Felicity</text:span><text:span text:style-name="T1_2"><text:s/></text:span><text:span text:style-name="T1_3">Rosencrantz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Felicity</text:span><text:span text:style-name="T3_6"><text:s/></text:span><text:span text:style-name="T3_7">Rosencrantz</text:span><text:span text:style-name="T3_8">,<text:s/></text:span><text:span text:style-name="T3_9">mostly</text:span><text:span text:style-name="T3_10"><text:s/></text:span><text:span text:style-name="T3_11">devoted</text:span><text:span text:style-name="T3_12"><text:s/></text:span><text:span text:style-name="T3_13">wife</text:span><text:span text:style-name="T3_14"><text:s/></text:span><text:span text:style-name="T3_15">of</text:span><text:span text:style-name="T3_16"><text:s/></text:span><text:span text:style-name="T3_17">Isaac</text:span><text:span text:style-name="T3_18"><text:s/></text:span><text:span text:style-name="T3_19">Rosencrantz</text:span><text:span text:style-name="T3_20">,<text:s/></text:span><text:span text:style-name="T3_21">Luton</text:span><text:span text:style-name="T3_22">’</text:span><text:span text:style-name="T3_23">s</text:span><text:span text:style-name="T3_24"><text:s/></text:span><text:span text:style-name="T3_25">money</text:span><text:span text:style-name="T3_26">-</text:span><text:span text:style-name="T3_27">lender</text:span><text:span text:style-name="T3_28">:<text:s/></text:span><text:span text:style-name="T3_29">a</text:span><text:span text:style-name="T3_30"><text:s/></text:span><text:span text:style-name="T3_31">job</text:span><text:span text:style-name="T3_32"><text:s/></text:span><text:span text:style-name="T3_33">that</text:span><text:span text:style-name="T3_34"><text:s/></text:span><text:span text:style-name="T3_35">you</text:span><text:span text:style-name="T3_36"><text:s/></text:span><text:span text:style-name="T3_37">respect</text:span><text:span text:style-name="T3_38"><text:s/></text:span><text:span text:style-name="T3_39">but</text:span><text:span text:style-name="T3_40"><text:s/></text:span><text:span text:style-name="T3_41">do</text:span><text:span text:style-name="T3_42"><text:s/></text:span><text:span text:style-name="T3_43">not</text:span><text:span text:style-name="T3_44"><text:s/></text:span><text:span text:style-name="T3_45">envy</text:span><text:span text:style-name="T3_46">.</text:span></text:p>
      <text:p text:style-name="P4"/>
      <text:p text:style-name="P5"><text:span text:style-name="T5_1">While</text:span><text:span text:style-name="T5_2"><text:s/></text:span><text:span text:style-name="T5_3">you</text:span><text:span text:style-name="T5_4"><text:s/></text:span><text:span text:style-name="T5_5">and</text:span><text:span text:style-name="T5_6"><text:s/></text:span><text:span text:style-name="T5_7">Isaac</text:span><text:span text:style-name="T5_8"><text:s/></text:span><text:span text:style-name="T5_9">only</text:span><text:span text:style-name="T5_10"><text:s/></text:span><text:span text:style-name="T5_11">moved</text:span><text:span text:style-name="T5_12"><text:s/></text:span><text:span text:style-name="T5_13">to</text:span><text:span text:style-name="T5_14"><text:s/></text:span><text:span text:style-name="T5_15">Luton</text:span><text:span text:style-name="T5_16"><text:s/></text:span><text:span text:style-name="T5_17">a</text:span><text:span text:style-name="T5_18"><text:s/></text:span><text:span text:style-name="T5_19">few</text:span><text:span text:style-name="T5_20"><text:s/></text:span><text:span text:style-name="T5_21">years</text:span><text:span text:style-name="T5_22"><text:s/></text:span><text:span text:style-name="T5_23">ago</text:span><text:span text:style-name="T5_24">,<text:s/></text:span><text:span text:style-name="T5_25">your</text:span><text:span text:style-name="T5_26"><text:s/></text:span><text:span text:style-name="T5_27">connection</text:span><text:span text:style-name="T5_28"><text:s/></text:span><text:span text:style-name="T5_29">with</text:span><text:span text:style-name="T5_30"><text:s/></text:span><text:span text:style-name="T5_31">the</text:span><text:span text:style-name="T5_32"><text:s/></text:span><text:span text:style-name="T5_33">town</text:span><text:span text:style-name="T5_34">,<text:s/></text:span><text:span text:style-name="T5_35">your</text:span><text:span text:style-name="T5_36"><text:s/></text:span><text:span text:style-name="T5_37">story</text:span><text:span text:style-name="T5_38"><text:s/></text:span><text:span text:style-name="T5_39">and</text:span><text:span text:style-name="T5_40"><text:s/></text:span><text:span text:style-name="T5_41">the</text:span><text:span text:style-name="T5_42"><text:s/></text:span><text:span text:style-name="T5_43">dark</text:span><text:span text:style-name="T5_44"><text:s/></text:span><text:span text:style-name="T5_45">secrets</text:span><text:span text:style-name="T5_46"><text:s/></text:span><text:span text:style-name="T5_47">it</text:span><text:span text:style-name="T5_48"><text:s/></text:span><text:span text:style-name="T5_49">contains</text:span><text:span text:style-name="T5_50"><text:s/></text:span><text:span text:style-name="T5_51">begin</text:span><text:span text:style-name="T5_52"><text:s/></text:span><text:span text:style-name="T5_53">many</text:span><text:span text:style-name="T5_54"><text:s/></text:span><text:span text:style-name="T5_55">years</text:span><text:span text:style-name="T5_56"><text:s/></text:span><text:span text:style-name="T5_57">ago</text:span><text:span text:style-name="T5_58">.<text:s/></text:span><text:span text:style-name="T5_59">Your</text:span><text:span text:style-name="T5_60"><text:s/></text:span><text:span text:style-name="T5_61">family</text:span><text:span text:style-name="T5_62">,<text:s/></text:span><text:span text:style-name="T5_63">the</text:span><text:span text:style-name="T5_64"><text:s/></text:span><text:span text:style-name="T5_65">Molyneauxs</text:span><text:span text:style-name="T5_66">,<text:s/></text:span><text:span text:style-name="T5_67">were</text:span><text:span text:style-name="T5_68"><text:s/></text:span><text:span text:style-name="T5_69">an</text:span><text:span text:style-name="T5_70"><text:s/></text:span><text:span text:style-name="T5_71">established</text:span><text:span text:style-name="T5_72"><text:s/></text:span><text:span text:style-name="T5_73">part</text:span><text:span text:style-name="T5_74"><text:s/></text:span><text:span text:style-name="T5_75">of</text:span><text:span text:style-name="T5_76"><text:s/></text:span><text:span text:style-name="T5_77">Luton</text:span><text:span text:style-name="T5_78"><text:s/></text:span><text:span text:style-name="T5_79">for</text:span><text:span text:style-name="T5_80"><text:s/></text:span><text:span text:style-name="T5_81">centuries</text:span><text:span text:style-name="T5_82"><text:s/>(</text:span><text:span text:style-name="T5_83">Molyneaux</text:span><text:span text:style-name="T5_84"><text:s/></text:span><text:span text:style-name="T5_85">being</text:span><text:span text:style-name="T5_86"><text:s/></text:span><text:span text:style-name="T5_87">your</text:span><text:span text:style-name="T5_88"><text:s/></text:span><text:span text:style-name="T5_89">maiden</text:span><text:span text:style-name="T5_90"><text:s/></text:span><text:span text:style-name="T5_91">name</text:span><text:span text:style-name="T5_92">).</text:span></text:p>
      <text:p text:style-name="P6"/>
      <text:p text:style-name="P7"><text:span text:style-name="T7_1">When</text:span><text:span text:style-name="T7_2"><text:s/></text:span><text:span text:style-name="T7_3">you</text:span><text:span text:style-name="T7_4"><text:s/></text:span><text:span text:style-name="T7_5">were</text:span><text:span text:style-name="T7_6"><text:s/></text:span><text:span text:style-name="T7_7">only</text:span><text:span text:style-name="T7_8"><text:s/></text:span><text:span text:style-name="T7_9">a</text:span><text:span text:style-name="T7_10"><text:s/></text:span><text:span text:style-name="T7_11">little</text:span><text:span text:style-name="T7_12"><text:s/></text:span><text:span text:style-name="T7_13">girl</text:span><text:span text:style-name="T7_14">,<text:s/></text:span><text:span text:style-name="T7_15">though</text:span><text:span text:style-name="T7_16">,<text:s/></text:span><text:span text:style-name="T7_17">Luton</text:span><text:span text:style-name="T7_18">’</text:span><text:span text:style-name="T7_19">s</text:span><text:span text:style-name="T7_20"><text:s/></text:span><text:span text:style-name="T7_21">Duke</text:span><text:span text:style-name="T7_22"><text:s/></text:span><text:span text:style-name="T7_23">Reginald</text:span><text:span text:style-name="T7_24"><text:s/></text:span><text:span text:style-name="T7_25">Smallwood</text:span><text:span text:style-name="T7_26"><text:s/></text:span><text:span text:style-name="T7_27">found</text:span><text:span text:style-name="T7_28"><text:s/></text:span><text:span text:style-name="T7_29">himself</text:span><text:span text:style-name="T7_30"><text:s/></text:span><text:span text:style-name="T7_31">in</text:span><text:span text:style-name="T7_32"><text:s/></text:span><text:span text:style-name="T7_33">financial</text:span><text:span text:style-name="T7_34"><text:s/></text:span><text:span text:style-name="T7_35">strife</text:span><text:span text:style-name="T7_36">.<text:s/></text:span><text:span text:style-name="T7_37">In</text:span><text:span text:style-name="T7_38"><text:s/></text:span><text:span text:style-name="T7_39">the</text:span><text:span text:style-name="T7_40"><text:s/></text:span><text:span text:style-name="T7_41">midst</text:span><text:span text:style-name="T7_42"><text:s/></text:span><text:span text:style-name="T7_43">of</text:span><text:span text:style-name="T7_44"><text:s/></text:span><text:span text:style-name="T7_45">the</text:span><text:span text:style-name="T7_46"><text:s/></text:span><text:span text:style-name="T7_47">Civil</text:span><text:span text:style-name="T7_48"><text:s/></text:span><text:span text:style-name="T7_49">War</text:span><text:span text:style-name="T7_50"><text:s/></text:span><text:span text:style-name="T7_51">the</text:span><text:span text:style-name="T7_52"><text:s/></text:span><text:span text:style-name="T7_53">Smallwood</text:span><text:span text:style-name="T7_54"><text:s/></text:span><text:span text:style-name="T7_55">revenues</text:span><text:span text:style-name="T7_56"><text:s/></text:span><text:span text:style-name="T7_57">had</text:span><text:span text:style-name="T7_58"><text:s/></text:span><text:span text:style-name="T7_59">dried</text:span><text:span text:style-name="T7_60"><text:s/></text:span><text:span text:style-name="T7_61">up</text:span><text:span text:style-name="T7_62"><text:s/></text:span><text:span text:style-name="T7_63">and</text:span><text:span text:style-name="T7_64"><text:s/></text:span><text:span text:style-name="T7_65">the</text:span><text:span text:style-name="T7_66"><text:s/></text:span><text:span text:style-name="T7_67">expenses</text:span><text:span text:style-name="T7_68"><text:s/></text:span><text:span text:style-name="T7_69">had</text:span><text:span text:style-name="T7_70"><text:s/></text:span><text:span text:style-name="T7_71">ballooned</text:span><text:span text:style-name="T7_72">.<text:s/></text:span><text:span text:style-name="T7_73">This</text:span><text:span text:style-name="T7_74"><text:s/></text:span><text:span text:style-name="T7_75">wasn</text:span><text:span text:style-name="T7_76">’</text:span><text:span text:style-name="T7_77">t</text:span><text:span text:style-name="T7_78"><text:s/></text:span><text:span text:style-name="T7_79">helped</text:span><text:span text:style-name="T7_80"><text:s/></text:span><text:span text:style-name="T7_81">by</text:span><text:span text:style-name="T7_82"><text:s/></text:span><text:span text:style-name="T7_83">Cecilia</text:span><text:span text:style-name="T7_84"><text:s/></text:span><text:span text:style-name="T7_85">Crispinson</text:span><text:span text:style-name="T7_86">,<text:s/></text:span><text:span text:style-name="T7_87">the</text:span><text:span text:style-name="T7_88"><text:s/></text:span><text:span text:style-name="T7_89">Duke</text:span><text:span text:style-name="T7_90">’</text:span><text:span text:style-name="T7_91">s</text:span><text:span text:style-name="T7_92"><text:s/></text:span><text:span text:style-name="T7_93">stewardess</text:span><text:span text:style-name="T7_94">,<text:s text:c="2"/></text:span><text:span text:style-name="T7_95">slowly</text:span><text:span text:style-name="T7_96"><text:s/></text:span><text:span text:style-name="T7_97">stealing</text:span><text:span text:style-name="T7_98"><text:s/></text:span><text:span text:style-name="T7_99">money</text:span><text:span text:style-name="T7_100"><text:s/></text:span><text:span text:style-name="T7_101">from</text:span><text:span text:style-name="T7_102"><text:s/></text:span><text:span text:style-name="T7_103">the</text:span><text:span text:style-name="T7_104"><text:s/></text:span><text:span text:style-name="T7_105">Duke</text:span><text:span text:style-name="T7_106">’</text:span><text:span text:style-name="T7_107">s</text:span><text:span text:style-name="T7_108"><text:s/></text:span><text:span text:style-name="T7_109">coffers</text:span><text:span text:style-name="T7_110">,<text:s/></text:span><text:span text:style-name="T7_111">a</text:span><text:span text:style-name="T7_112"><text:s/></text:span><text:span text:style-name="T7_113">fact</text:span><text:span text:style-name="T7_114"><text:s/></text:span><text:span text:style-name="T7_115">she</text:span><text:span text:style-name="T7_116"><text:s/></text:span><text:span text:style-name="T7_117">confessed</text:span><text:span text:style-name="T7_118"><text:s/></text:span><text:span text:style-name="T7_119">to</text:span><text:span text:style-name="T7_120"><text:s/></text:span><text:span text:style-name="T7_121">you</text:span><text:span text:style-name="T7_122"><text:s/></text:span><text:span text:style-name="T7_123">on</text:span><text:span text:style-name="T7_124"><text:s/></text:span><text:span text:style-name="T7_125">her</text:span><text:span text:style-name="T7_126"><text:s/>20</text:span><text:span text:style-name="T7_127">th</text:span><text:span text:style-name="T7_128"><text:s/></text:span><text:span text:style-name="T7_129">Birthday</text:span><text:span text:style-name="T7_130"><text:s/></text:span><text:span text:style-name="T7_131">after</text:span><text:span text:style-name="T7_132"><text:s/></text:span><text:span text:style-name="T7_133">drinking</text:span><text:span text:style-name="T7_134"><text:s/></text:span><text:span text:style-name="T7_135">far</text:span><text:span text:style-name="T7_136"><text:s/></text:span><text:span text:style-name="T7_137">too</text:span><text:span text:style-name="T7_138"><text:s/></text:span><text:span text:style-name="T7_139">much</text:span><text:span text:style-name="T7_140"><text:s/>(</text:span><text:span text:style-name="T7_141">she</text:span><text:span text:style-name="T7_142"><text:s/></text:span><text:span text:style-name="T7_143">probably</text:span><text:span text:style-name="T7_144"><text:s/></text:span><text:span text:style-name="T7_145">thought</text:span><text:span text:style-name="T7_146"><text:s/></text:span><text:span text:style-name="T7_147">you</text:span><text:span text:style-name="T7_148"><text:s/></text:span><text:span text:style-name="T7_149">wouldn</text:span><text:span text:style-name="T7_150">’</text:span><text:span text:style-name="T7_151">t</text:span><text:span text:style-name="T7_152"><text:s/></text:span><text:span text:style-name="T7_153">remember</text:span><text:span text:style-name="T7_154"><text:s/></text:span><text:span text:style-name="T7_155">since</text:span><text:span text:style-name="T7_156"><text:s/></text:span><text:span text:style-name="T7_157">you</text:span><text:span text:style-name="T7_158"><text:s/></text:span><text:span text:style-name="T7_159">were</text:span><text:span text:style-name="T7_160"><text:s/></text:span><text:span text:style-name="T7_161">so</text:span><text:span text:style-name="T7_162"><text:s/></text:span><text:span text:style-name="T7_163">young</text:span><text:span text:style-name="T7_164">).<text:s/></text:span><text:span text:style-name="T7_165">In</text:span><text:span text:style-name="T7_166"><text:s/></text:span><text:span text:style-name="T7_167">order</text:span><text:span text:style-name="T7_168"><text:s/></text:span><text:span text:style-name="T7_169">to</text:span><text:span text:style-name="T7_170"><text:s/></text:span><text:span text:style-name="T7_171">keep</text:span><text:span text:style-name="T7_172"><text:s/></text:span><text:span text:style-name="T7_173">his</text:span><text:span text:style-name="T7_174"><text:s/></text:span><text:span text:style-name="T7_175">finances</text:span><text:span text:style-name="T7_176"><text:s/></text:span><text:span text:style-name="T7_177">in</text:span><text:span text:style-name="T7_178"><text:s/></text:span><text:span text:style-name="T7_179">the</text:span><text:span text:style-name="T7_180"><text:s/></text:span><text:span text:style-name="T7_181">green</text:span><text:span text:style-name="T7_182">,<text:s/></text:span><text:span text:style-name="T7_183">Smallwood</text:span><text:span text:style-name="T7_184"><text:s/></text:span><text:span text:style-name="T7_185">raised</text:span><text:span text:style-name="T7_186"><text:s/></text:span><text:span text:style-name="T7_187">the</text:span><text:span text:style-name="T7_188"><text:s/></text:span><text:span text:style-name="T7_189">taxes</text:span><text:span text:style-name="T7_190"><text:s/></text:span><text:span text:style-name="T7_191">of</text:span><text:span text:style-name="T7_192"><text:s/></text:span><text:span text:style-name="T7_193">Luton</text:span><text:span text:style-name="T7_194">.<text:s/></text:span><text:span text:style-name="T7_195">Your</text:span><text:span text:style-name="T7_196"><text:s/></text:span><text:span text:style-name="T7_197">working</text:span><text:span text:style-name="T7_198"><text:s/></text:span><text:span text:style-name="T7_199">class</text:span><text:span text:style-name="T7_200"><text:s/></text:span><text:span text:style-name="T7_201">parents</text:span><text:span text:style-name="T7_202"><text:s/></text:span><text:span text:style-name="T7_203">could</text:span><text:span text:style-name="T7_204"><text:s/></text:span><text:span text:style-name="T7_205">not</text:span><text:span text:style-name="T7_206"><text:s/></text:span><text:span text:style-name="T7_207">afford</text:span><text:span text:style-name="T7_208"><text:s/></text:span><text:span text:style-name="T7_209">the</text:span><text:span text:style-name="T7_210"><text:s/></text:span><text:span text:style-name="T7_211">increase</text:span><text:span text:style-name="T7_212"><text:s/></text:span><text:span text:style-name="T7_213">and</text:span><text:span text:style-name="T7_214"><text:s/></text:span><text:span text:style-name="T7_215">in</text:span><text:span text:style-name="T7_216"><text:s/></text:span><text:span text:style-name="T7_217">one</text:span><text:span text:style-name="T7_218"><text:s/></text:span><text:span text:style-name="T7_219">of</text:span><text:span text:style-name="T7_220"><text:s/></text:span><text:span text:style-name="T7_221">Luton</text:span><text:span text:style-name="T7_222">’</text:span><text:span text:style-name="T7_223">s</text:span><text:span text:style-name="T7_224"><text:s/></text:span><text:span text:style-name="T7_225">darker</text:span><text:span text:style-name="T7_226"><text:s/></text:span><text:span text:style-name="T7_227">moments</text:span><text:span text:style-name="T7_228">,<text:s/></text:span><text:span text:style-name="T7_229">your</text:span><text:span text:style-name="T7_230"><text:s/></text:span><text:span text:style-name="T7_231">family</text:span><text:span text:style-name="T7_232"><text:s/>(</text:span><text:span text:style-name="T7_233">along</text:span><text:span text:style-name="T7_234"><text:s/></text:span><text:span text:style-name="T7_235">with</text:span><text:span text:style-name="T7_236"><text:s/></text:span><text:span text:style-name="T7_237">anyone</text:span><text:span text:style-name="T7_238"><text:s/></text:span><text:span text:style-name="T7_239">else</text:span><text:span text:style-name="T7_240"><text:s/></text:span><text:span text:style-name="T7_241">who</text:span><text:span text:style-name="T7_242"><text:s/></text:span><text:span text:style-name="T7_243">could</text:span><text:span text:style-name="T7_244"><text:s/></text:span><text:span text:style-name="T7_245">not</text:span><text:span text:style-name="T7_246"><text:s/></text:span><text:span text:style-name="T7_247">afford</text:span><text:span text:style-name="T7_248"><text:s/></text:span><text:span text:style-name="T7_249">to</text:span><text:span text:style-name="T7_250"><text:s/></text:span><text:span text:style-name="T7_251">pay</text:span><text:span text:style-name="T7_252">)<text:s/></text:span><text:span text:style-name="T7_253">were</text:span><text:span text:style-name="T7_254"><text:s/></text:span><text:span text:style-name="T7_255">driven</text:span><text:span text:style-name="T7_256"><text:s/></text:span><text:span text:style-name="T7_257">out</text:span><text:span text:style-name="T7_258"><text:s/></text:span><text:span text:style-name="T7_259">of</text:span><text:span text:style-name="T7_260"><text:s/></text:span><text:span text:style-name="T7_261">town</text:span><text:span text:style-name="T7_262">,<text:s/></text:span><text:span text:style-name="T7_263">having</text:span><text:span text:style-name="T7_264"><text:s/></text:span><text:span text:style-name="T7_265">to</text:span><text:span text:style-name="T7_266"><text:s/></text:span><text:span text:style-name="T7_267">leave</text:span><text:span text:style-name="T7_268"><text:s/></text:span><text:span text:style-name="T7_269">all</text:span><text:span text:style-name="T7_270"><text:s/></text:span><text:span text:style-name="T7_271">possessions</text:span><text:span text:style-name="T7_272"><text:s/></text:span><text:span text:style-name="T7_273">behind</text:span><text:span text:style-name="T7_274">.</text:span></text:p>
      <text:p text:style-name="P8"/>
      <text:p text:style-name="P9"><text:span text:style-name="T9_1">Your</text:span><text:span text:style-name="T9_2"><text:s/></text:span><text:span text:style-name="T9_3">parents</text:span><text:span text:style-name="T9_4"><text:s/></text:span><text:span text:style-name="T9_5">never</text:span><text:span text:style-name="T9_6"><text:s/></text:span><text:span text:style-name="T9_7">recovered</text:span><text:span text:style-name="T9_8"><text:s/></text:span><text:span text:style-name="T9_9">from</text:span><text:span text:style-name="T9_10"><text:s/></text:span><text:span text:style-name="T9_11">this</text:span><text:span text:style-name="T9_12"><text:s/></text:span><text:span text:style-name="T9_13">blow</text:span><text:span text:style-name="T9_14">.<text:s/></text:span><text:span text:style-name="T9_15">They</text:span><text:span text:style-name="T9_16"><text:s/></text:span><text:span text:style-name="T9_17">struggled</text:span><text:span text:style-name="T9_18"><text:s/></text:span><text:span text:style-name="T9_19">as</text:span><text:span text:style-name="T9_20"><text:s/></text:span><text:span text:style-name="T9_21">best</text:span><text:span text:style-name="T9_22"><text:s/></text:span><text:span text:style-name="T9_23">they</text:span><text:span text:style-name="T9_24"><text:s/></text:span><text:span text:style-name="T9_25">could</text:span><text:span text:style-name="T9_26">,<text:s/></text:span><text:span text:style-name="T9_27">moving</text:span><text:span text:style-name="T9_28"><text:s/></text:span><text:span text:style-name="T9_29">from</text:span><text:span text:style-name="T9_30"><text:s/></text:span><text:span text:style-name="T9_31">place</text:span><text:span text:style-name="T9_32"><text:s/></text:span><text:span text:style-name="T9_33">to</text:span><text:span text:style-name="T9_34"><text:s/></text:span><text:span text:style-name="T9_35">place</text:span><text:span text:style-name="T9_36"><text:s/></text:span><text:span text:style-name="T9_37">but</text:span><text:span text:style-name="T9_38"><text:s/></text:span><text:span text:style-name="T9_39">after</text:span><text:span text:style-name="T9_40"><text:s/></text:span><text:span text:style-name="T9_41">only</text:span><text:span text:style-name="T9_42"><text:s/></text:span><text:span text:style-name="T9_43">a</text:span><text:span text:style-name="T9_44"><text:s/></text:span><text:span text:style-name="T9_45">couple</text:span><text:span text:style-name="T9_46"><text:s/></text:span><text:span text:style-name="T9_47">years</text:span><text:span text:style-name="T9_48"><text:s/></text:span><text:span text:style-name="T9_49">the</text:span><text:span text:style-name="T9_50"><text:s/></text:span><text:span text:style-name="T9_51">deep</text:span><text:span text:style-name="T9_52"><text:s/></text:span><text:span text:style-name="T9_53">shame</text:span><text:span text:style-name="T9_54"><text:s/></text:span><text:span text:style-name="T9_55">coupled</text:span><text:span text:style-name="T9_56"><text:s/></text:span><text:span text:style-name="T9_57">with</text:span><text:span text:style-name="T9_58"><text:s/></text:span><text:span text:style-name="T9_59">the</text:span><text:span text:style-name="T9_60"><text:s/></text:span><text:span text:style-name="T9_61">hopelessness</text:span><text:span text:style-name="T9_62"><text:s/></text:span><text:span text:style-name="T9_63">got</text:span><text:span text:style-name="T9_64"><text:s/></text:span><text:span text:style-name="T9_65">to</text:span><text:span text:style-name="T9_66"><text:s/></text:span><text:span text:style-name="T9_67">them</text:span><text:span text:style-name="T9_68"><text:s/></text:span><text:span text:style-name="T9_69">and</text:span><text:span text:style-name="T9_70"><text:s/></text:span><text:span text:style-name="T9_71">they</text:span><text:span text:style-name="T9_72"><text:s/></text:span><text:span text:style-name="T9_73">died</text:span><text:span text:style-name="T9_74"><text:s/></text:span><text:span text:style-name="T9_75">empoverished</text:span><text:span text:style-name="T9_76"><text:s/></text:span><text:span text:style-name="T9_77">and</text:span><text:span text:style-name="T9_78"><text:s/></text:span><text:span text:style-name="T9_79">exiled</text:span><text:span text:style-name="T9_80">.<text:s/></text:span><text:span text:style-name="T9_81">In</text:span><text:span text:style-name="T9_82"><text:s/></text:span><text:span text:style-name="T9_83">a</text:span><text:span text:style-name="T9_84"><text:s/></text:span><text:span text:style-name="T9_85">matter</text:span><text:span text:style-name="T9_86"><text:s/></text:span><text:span text:style-name="T9_87">of</text:span><text:span text:style-name="T9_88"><text:s/></text:span><text:span text:style-name="T9_89">months</text:span><text:span text:style-name="T9_90">,<text:s/></text:span><text:span text:style-name="T9_91">you</text:span><text:span text:style-name="T9_92"><text:s/></text:span><text:span text:style-name="T9_93">found</text:span><text:span text:style-name="T9_94"><text:s/></text:span><text:span text:style-name="T9_95">yourself</text:span><text:span text:style-name="T9_96"><text:s/></text:span><text:span text:style-name="T9_97">orphaned</text:span><text:span text:style-name="T9_98"><text:s/></text:span><text:span text:style-name="T9_99">and</text:span><text:span text:style-name="T9_100"><text:s/></text:span><text:span text:style-name="T9_101">alone</text:span><text:span text:style-name="T9_102"><text:s/></text:span><text:span text:style-name="T9_103">in</text:span><text:span text:style-name="T9_104"><text:s/></text:span><text:span text:style-name="T9_105">the</text:span><text:span text:style-name="T9_106"><text:s/></text:span><text:span text:style-name="T9_107">battle</text:span><text:span text:style-name="T9_108">-</text:span><text:span text:style-name="T9_109">scarred</text:span><text:span text:style-name="T9_110"><text:s/></text:span><text:span text:style-name="T9_111">English</text:span><text:span text:style-name="T9_112"><text:s/></text:span><text:span text:style-name="T9_113">countryside</text:span><text:span text:style-name="T9_114">.<text:s/></text:span><text:span text:style-name="T9_115">Luckily</text:span><text:span text:style-name="T9_116">,<text:s/></text:span><text:span text:style-name="T9_117">you</text:span><text:span text:style-name="T9_118"><text:s/></text:span><text:span text:style-name="T9_119">were</text:span><text:span text:style-name="T9_120"><text:s/></text:span><text:span text:style-name="T9_121">found</text:span><text:span text:style-name="T9_122"><text:s/></text:span><text:span text:style-name="T9_123">and</text:span><text:span text:style-name="T9_124"><text:s/></text:span><text:span text:style-name="T9_125">taken</text:span><text:span text:style-name="T9_126"><text:s/></text:span><text:span text:style-name="T9_127">in</text:span><text:span text:style-name="T9_128"><text:s/></text:span><text:span text:style-name="T9_129">by</text:span><text:span text:style-name="T9_130"><text:s/></text:span><text:span text:style-name="T9_131">a</text:span><text:span text:style-name="T9_132"><text:s/></text:span><text:span text:style-name="T9_133">reclusive</text:span><text:span text:style-name="T9_134"><text:s/></text:span><text:span text:style-name="T9_135">woods</text:span><text:span text:style-name="T9_136">-</text:span><text:span text:style-name="T9_137">woman</text:span><text:span text:style-name="T9_138"><text:s/>-<text:s/></text:span><text:span text:style-name="T9_139">a</text:span><text:span text:style-name="T9_140"><text:s/></text:span><text:span text:style-name="T9_141">woman</text:span><text:span text:style-name="T9_142"><text:s/></text:span><text:span text:style-name="T9_143">who</text:span><text:span text:style-name="T9_144"><text:s/></text:span><text:span text:style-name="T9_145">as</text:span><text:span text:style-name="T9_146"><text:s/></text:span><text:span text:style-name="T9_147">it</text:span><text:span text:style-name="T9_148"><text:s/></text:span><text:span text:style-name="T9_149">turned</text:span><text:span text:style-name="T9_150"><text:s/></text:span><text:span text:style-name="T9_151">out</text:span><text:span text:style-name="T9_152"><text:s/></text:span><text:span text:style-name="T9_153">had</text:span><text:span text:style-name="T9_154"><text:s/></text:span><text:span text:style-name="T9_155">a</text:span><text:span text:style-name="T9_156"><text:s/></text:span><text:span text:style-name="T9_157">very</text:span><text:span text:style-name="T9_158"><text:s/></text:span><text:span text:style-name="T9_159">particular</text:span><text:span text:style-name="T9_160"><text:s/></text:span><text:span text:style-name="T9_161">set</text:span><text:span text:style-name="T9_162"><text:s/></text:span><text:span text:style-name="T9_163">of</text:span><text:span text:style-name="T9_164"><text:s/></text:span><text:span text:style-name="T9_165">skills</text:span><text:span text:style-name="T9_166">.<text:s/></text:span><text:span text:style-name="T9_167">She</text:span><text:span text:style-name="T9_168"><text:s/></text:span><text:span text:style-name="T9_169">belonged</text:span><text:span text:style-name="T9_170"><text:s/></text:span><text:span text:style-name="T9_171">to</text:span><text:span text:style-name="T9_172"><text:s/></text:span><text:span text:style-name="T9_173">a</text:span><text:span text:style-name="T9_174"><text:s/></text:span><text:span text:style-name="T9_175">coven</text:span><text:span text:style-name="T9_176"><text:s/></text:span><text:span text:style-name="T9_177">of</text:span><text:span text:style-name="T9_178"><text:s/></text:span><text:span text:style-name="T9_179">witches</text:span><text:span text:style-name="T9_180"><text:s/></text:span><text:span text:style-name="T9_181">and</text:span><text:span text:style-name="T9_182"><text:s/></text:span><text:span text:style-name="T9_183">she</text:span><text:span text:style-name="T9_184"><text:s/></text:span><text:span text:style-name="T9_185">taught</text:span><text:span text:style-name="T9_186"><text:s/></text:span><text:span text:style-name="T9_187">you</text:span><text:span text:style-name="T9_188"><text:s/></text:span><text:span text:style-name="T9_189">what</text:span><text:span text:style-name="T9_190"><text:s/></text:span><text:span text:style-name="T9_191">she</text:span><text:span text:style-name="T9_192"><text:s/></text:span><text:span text:style-name="T9_193">knew</text:span><text:span text:style-name="T9_194">.</text:span></text:p>
      <text:p text:style-name="P10"/>
      <text:p text:style-name="P11"><text:span text:style-name="T11_1">You</text:span><text:span text:style-name="T11_2"><text:s/></text:span><text:span text:style-name="T11_3">honed</text:span><text:span text:style-name="T11_4"><text:s/></text:span><text:span text:style-name="T11_5">your</text:span><text:span text:style-name="T11_6"><text:s/></text:span><text:span text:style-name="T11_7">skills</text:span><text:span text:style-name="T11_8"><text:s/></text:span><text:span text:style-name="T11_9">over</text:span><text:span text:style-name="T11_10"><text:s/></text:span><text:span text:style-name="T11_11">the</text:span><text:span text:style-name="T11_12"><text:s/></text:span><text:span text:style-name="T11_13">years</text:span><text:span text:style-name="T11_14"><text:s/></text:span><text:span text:style-name="T11_15">with</text:span><text:span text:style-name="T11_16"><text:s/></text:span><text:span text:style-name="T11_17">the</text:span><text:span text:style-name="T11_18"><text:s/></text:span><text:span text:style-name="T11_19">single</text:span><text:span text:style-name="T11_20">-</text:span><text:span text:style-name="T11_21">minded</text:span><text:span text:style-name="T11_22"><text:s/></text:span><text:span text:style-name="T11_23">purpose</text:span><text:span text:style-name="T11_24"><text:s/></text:span><text:span text:style-name="T11_25">of</text:span><text:span text:style-name="T11_26"><text:s/></text:span><text:span text:style-name="T11_27">one</text:span><text:span text:style-name="T11_28"><text:s/></text:span><text:span text:style-name="T11_29">day</text:span><text:span text:style-name="T11_30"><text:s/></text:span><text:span text:style-name="T11_31">returning</text:span><text:span text:style-name="T11_32"><text:s/></text:span><text:span text:style-name="T11_33">to</text:span><text:span text:style-name="T11_34"><text:s/></text:span><text:span text:style-name="T11_35">Luton</text:span><text:span text:style-name="T11_36"><text:s/></text:span><text:span text:style-name="T11_37">and</text:span><text:span text:style-name="T11_38"><text:s/></text:span><text:span text:style-name="T11_39">destroying</text:span><text:span text:style-name="T11_40"><text:s/></text:span><text:span text:style-name="T11_41">Smallwood</text:span><text:span text:style-name="T11_42">.<text:s/></text:span><text:span text:style-name="T11_43">Not</text:span><text:span text:style-name="T11_44"><text:s/></text:span><text:span text:style-name="T11_45">just</text:span><text:span text:style-name="T11_46"><text:s/></text:span><text:span text:style-name="T11_47">killing</text:span><text:span text:style-name="T11_48"><text:s/></text:span><text:span text:style-name="T11_49">him</text:span><text:span text:style-name="T11_50"><text:s/></text:span><text:span text:style-name="T11_51">but</text:span><text:span text:style-name="T11_52"><text:s/></text:span><text:span text:style-name="T11_53">deconstructing</text:span><text:span text:style-name="T11_54"><text:s/></text:span><text:span text:style-name="T11_55">his</text:span><text:span text:style-name="T11_56"><text:s/></text:span><text:span text:style-name="T11_57">life</text:span><text:span text:style-name="T11_58"><text:s/></text:span><text:span text:style-name="T11_59">bit</text:span><text:span text:style-name="T11_60"><text:s/></text:span><text:span text:style-name="T11_61">by</text:span><text:span text:style-name="T11_62"><text:s/></text:span><text:span text:style-name="T11_63">bit</text:span><text:span text:style-name="T11_64"><text:s/>-<text:s/></text:span><text:span text:style-name="T11_65">ruining</text:span><text:span text:style-name="T11_66"><text:s/></text:span><text:span text:style-name="T11_67">him</text:span><text:span text:style-name="T11_68">,<text:s/></text:span><text:span text:style-name="T11_69">making</text:span><text:span text:style-name="T11_70"><text:s/></text:span><text:span text:style-name="T11_71">sure</text:span><text:span text:style-name="T11_72"><text:s/></text:span><text:span text:style-name="T11_73">he</text:span><text:span text:style-name="T11_74"><text:s/></text:span><text:span text:style-name="T11_75">had</text:span><text:span text:style-name="T11_76"><text:s/></text:span><text:span text:style-name="T11_77">no</text:span><text:span text:style-name="T11_78"><text:s/></text:span><text:span text:style-name="T11_79">heir</text:span><text:span text:style-name="T11_80"><text:s/></text:span><text:span text:style-name="T11_81">and</text:span><text:span text:style-name="T11_82"><text:s/></text:span><text:span text:style-name="T11_83">eventually</text:span><text:span text:style-name="T11_84"><text:s/></text:span><text:span text:style-name="T11_85">taking</text:span><text:span text:style-name="T11_86"><text:s/></text:span><text:span text:style-name="T11_87">his</text:span><text:span text:style-name="T11_88"><text:s/></text:span><text:span text:style-name="T11_89">worthless</text:span><text:span text:style-name="T11_90"><text:s/></text:span><text:span text:style-name="T11_91">life</text:span><text:span text:style-name="T11_92">.<text:s/></text:span><text:span text:style-name="T11_93">Your</text:span><text:span text:style-name="T11_94"><text:s/></text:span><text:span text:style-name="T11_95">plan</text:span><text:span text:style-name="T11_96"><text:s/></text:span><text:span text:style-name="T11_97">was</text:span><text:span text:style-name="T11_98"><text:s/></text:span><text:span text:style-name="T11_99">going</text:span><text:span text:style-name="T11_100"><text:s/></text:span><text:span text:style-name="T11_101">swimmingly</text:span><text:span text:style-name="T11_102"><text:s/></text:span><text:span text:style-name="T11_103">until</text:span><text:span text:style-name="T11_104"><text:s/></text:span><text:span text:style-name="T11_105">recently</text:span><text:span text:style-name="T11_106"><text:s/>-<text:s/></text:span><text:span text:style-name="T11_107">your</text:span><text:span text:style-name="T11_108"><text:s/></text:span><text:span text:style-name="T11_109">husband</text:span><text:span text:style-name="T11_110"><text:s/></text:span><text:span text:style-name="T11_111">had</text:span><text:span text:style-name="T11_112"><text:s/></text:span><text:span text:style-name="T11_113">lent</text:span><text:span text:style-name="T11_114"><text:s/></text:span><text:span text:style-name="T11_115">him</text:span><text:span text:style-name="T11_116"><text:s/></text:span><text:span text:style-name="T11_117">a</text:span><text:span text:style-name="T11_118"><text:s/></text:span><text:span text:style-name="T11_119">large</text:span><text:span text:style-name="T11_120"><text:s/></text:span><text:span text:style-name="T11_121">sum</text:span><text:span text:style-name="T11_122"><text:s/></text:span><text:span text:style-name="T11_123">of</text:span><text:span text:style-name="T11_124"><text:s/></text:span><text:span text:style-name="T11_125">money</text:span><text:span text:style-name="T11_126"><text:s/></text:span><text:span text:style-name="T11_127">to</text:span><text:span text:style-name="T11_128"><text:s/></text:span><text:span text:style-name="T11_129">fund</text:span><text:span text:style-name="T11_130"><text:s/></text:span><text:span text:style-name="T11_131">his</text:span><text:span text:style-name="T11_132"><text:s/></text:span><text:span text:style-name="T11_133">building</text:span><text:span text:style-name="T11_134"><text:s/></text:span><text:span text:style-name="T11_135">of</text:span><text:span text:style-name="T11_136"><text:s/></text:span><text:span text:style-name="T11_137">the</text:span><text:span text:style-name="T11_138"><text:s/></text:span><text:span text:style-name="T11_139">new</text:span><text:span text:style-name="T11_140"><text:s/></text:span><text:span text:style-name="T11_141">Luton</text:span><text:span text:style-name="T11_142"><text:s/></text:span><text:span text:style-name="T11_143">cathedral</text:span><text:span text:style-name="T11_144"><text:s/>(</text:span><text:span text:style-name="T11_145">neatly</text:span><text:span text:style-name="T11_146"><text:s/></text:span><text:span text:style-name="T11_147">incepted</text:span><text:span text:style-name="T11_148"><text:s/></text:span><text:span text:style-name="T11_149">into</text:span><text:span text:style-name="T11_150"><text:s/></text:span><text:span text:style-name="T11_151">his</text:span><text:span text:style-name="T11_152"><text:s/></text:span><text:span text:style-name="T11_153">dreams</text:span><text:span text:style-name="T11_154"><text:s/></text:span><text:span text:style-name="T11_155">while</text:span><text:span text:style-name="T11_156"><text:s/></text:span><text:span text:style-name="T11_157">he</text:span><text:span text:style-name="T11_158"><text:s/></text:span><text:span text:style-name="T11_159">slept</text:span><text:span text:style-name="T11_160">!)<text:s/></text:span><text:span text:style-name="T11_161">that</text:span><text:span text:style-name="T11_162"><text:s/></text:span><text:span text:style-name="T11_163">he</text:span><text:span text:style-name="T11_164"><text:s/></text:span><text:span text:style-name="T11_165">was</text:span><text:span text:style-name="T11_166"><text:s/></text:span><text:span text:style-name="T11_167">certain</text:span><text:span text:style-name="T11_168"><text:s/></text:span><text:span text:style-name="T11_169">to</text:span><text:span text:style-name="T11_170"><text:s/></text:span><text:span text:style-name="T11_171">default</text:span><text:span text:style-name="T11_172"><text:s/></text:span><text:span text:style-name="T11_173">on</text:span><text:span text:style-name="T11_174">,<text:s/></text:span><text:span text:style-name="T11_175">leaving</text:span><text:span text:style-name="T11_176"><text:s/></text:span><text:span text:style-name="T11_177">him</text:span><text:span text:style-name="T11_178"><text:s/></text:span><text:span text:style-name="T11_179">destitute</text:span><text:span text:style-name="T11_180">.<text:s/></text:span><text:span text:style-name="T11_181">However</text:span><text:span text:style-name="T11_182">,<text:s/></text:span><text:span text:style-name="T11_183">you</text:span><text:span text:style-name="T11_184"><text:s/></text:span><text:span text:style-name="T11_185">recently</text:span><text:span text:style-name="T11_186"><text:s/></text:span><text:span text:style-name="T11_187">learnt</text:span><text:span text:style-name="T11_188"><text:s/></text:span><text:span text:style-name="T11_189">that</text:span><text:span text:style-name="T11_190"><text:s/></text:span><text:span text:style-name="T11_191">in</text:span><text:span text:style-name="T11_192"><text:s/></text:span><text:span text:style-name="T11_193">order</text:span><text:span text:style-name="T11_194"><text:s/></text:span><text:span text:style-name="T11_195">to</text:span><text:span text:style-name="T11_196"><text:s/></text:span><text:span text:style-name="T11_197">try</text:span><text:span text:style-name="T11_198"><text:s/></text:span><text:span text:style-name="T11_199">and</text:span><text:span text:style-name="T11_200"><text:s/></text:span><text:span text:style-name="T11_201">pay</text:span><text:span text:style-name="T11_202"><text:s/></text:span><text:span text:style-name="T11_203">back</text:span><text:span text:style-name="T11_204"><text:s/></text:span><text:span text:style-name="T11_205">the</text:span><text:span text:style-name="T11_206"><text:s/></text:span><text:span text:style-name="T11_207">loan</text:span><text:span text:style-name="T11_208">,<text:s/></text:span><text:span text:style-name="T11_209">the</text:span><text:span text:style-name="T11_210"><text:s/></text:span><text:span text:style-name="T11_211">Duke</text:span><text:span text:style-name="T11_212"><text:s/></text:span><text:span text:style-name="T11_213">would</text:span><text:span text:style-name="T11_214"><text:s/></text:span><text:span text:style-name="T11_215">raise</text:span><text:span text:style-name="T11_216"><text:s/></text:span><text:span text:style-name="T11_217">taxes</text:span><text:span text:style-name="T11_218"><text:s/></text:span><text:span text:style-name="T11_219">once</text:span><text:span text:style-name="T11_220"><text:s/></text:span><text:span text:style-name="T11_221">again</text:span><text:span text:style-name="T11_222">!</text:span></text:p>
      <text:p text:style-name="P12"/>
      <text:p text:style-name="P13"><text:span text:style-name="T13_1">You</text:span><text:span text:style-name="T13_2"><text:s/></text:span><text:span text:style-name="T13_3">could</text:span><text:span text:style-name="T13_4"><text:s/></text:span><text:span text:style-name="T13_5">not</text:span><text:span text:style-name="T13_6"><text:s/></text:span><text:span text:style-name="T13_7">abide</text:span><text:span text:style-name="T13_8"><text:s/></text:span><text:span text:style-name="T13_9">a</text:span><text:span text:style-name="T13_10"><text:s/></text:span><text:span text:style-name="T13_11">repeat</text:span><text:span text:style-name="T13_12"><text:s/></text:span><text:span text:style-name="T13_13">of</text:span><text:span text:style-name="T13_14"><text:s/></text:span><text:span text:style-name="T13_15">history</text:span><text:span text:style-name="T13_16"><text:s/></text:span><text:span text:style-name="T13_17">and</text:span><text:span text:style-name="T13_18"><text:s/></text:span><text:span text:style-name="T13_19">so</text:span><text:span text:style-name="T13_20"><text:s/></text:span><text:span text:style-name="T13_21">you</text:span><text:span text:style-name="T13_22"><text:s/></text:span><text:span text:style-name="T13_23">accelerated</text:span><text:span text:style-name="T13_24"><text:s/></text:span><text:span text:style-name="T13_25">your</text:span><text:span text:style-name="T13_26"><text:s/></text:span><text:span text:style-name="T13_27">timetable</text:span><text:span text:style-name="T13_28">.<text:s/></text:span><text:span text:style-name="T13_29">You</text:span><text:span text:style-name="T13_30"><text:s/></text:span><text:span text:style-name="T13_31">obtained</text:span><text:span text:style-name="T13_32"><text:s/></text:span><text:span text:style-name="T13_33">certain</text:span><text:span text:style-name="T13_34"><text:s/></text:span><text:span text:style-name="T13_35">poisonous</text:span><text:span text:style-name="T13_36"><text:s/></text:span><text:span text:style-name="T13_37">plants</text:span><text:span text:style-name="T13_38"><text:s/></text:span><text:span text:style-name="T13_39">from</text:span><text:span text:style-name="T13_40"><text:s/></text:span><text:span text:style-name="T13_41">Bessie</text:span><text:span text:style-name="T13_42"><text:s/></text:span><text:span text:style-name="T13_43">Farthing</text:span><text:span text:style-name="T13_44">,<text:s/></text:span><text:span text:style-name="T13_45">which</text:span><text:span text:style-name="T13_46"><text:s/></text:span><text:span text:style-name="T13_47">you</text:span><text:span text:style-name="T13_48"><text:s/></text:span><text:span text:style-name="T13_49">slipped</text:span><text:span text:style-name="T13_50"><text:s/></text:span><text:span text:style-name="T13_51">into</text:span><text:span text:style-name="T13_52"><text:s/></text:span><text:span text:style-name="T13_53">the</text:span><text:span text:style-name="T13_54"><text:s/></text:span><text:span text:style-name="T13_55">Duke</text:span><text:span text:style-name="T13_56">’</text:span><text:span text:style-name="T13_57">s</text:span><text:span text:style-name="T13_58"><text:s/></text:span><text:span text:style-name="T13_59">food</text:span><text:span text:style-name="T13_60"><text:s/></text:span><text:span text:style-name="T13_61">earlier</text:span><text:span text:style-name="T13_62"><text:s/></text:span><text:span text:style-name="T13_63">tonight</text:span><text:span text:style-name="T13_64"><text:s/></text:span><text:span text:style-name="T13_65">and</text:span><text:span text:style-name="T13_66"><text:s/></text:span><text:span text:style-name="T13_67">which</text:span><text:span text:style-name="T13_68"><text:s/></text:span><text:span text:style-name="T13_69">should</text:span><text:span text:style-name="T13_70"><text:s/></text:span><text:span text:style-name="T13_71">soon</text:span><text:span text:style-name="T13_72"><text:s/></text:span><text:span text:style-name="T13_73">take</text:span><text:span text:style-name="T13_74"><text:s/></text:span><text:span text:style-name="T13_75">effect</text:span><text:span text:style-name="T13_76">.<text:s/></text:span><text:span text:style-name="T13_77">You</text:span><text:span text:style-name="T13_78"><text:s/></text:span><text:span text:style-name="T13_79">have</text:span><text:span text:style-name="T13_80"><text:s/></text:span><text:span text:style-name="T13_81">added</text:span><text:span text:style-name="T13_82"><text:s/></text:span><text:span text:style-name="T13_83">a</text:span><text:span text:style-name="T13_84"><text:s/></text:span><text:span text:style-name="T13_85">hex</text:span><text:span text:style-name="T13_86"><text:s/></text:span><text:span text:style-name="T13_87">for</text:span><text:span text:style-name="T13_88"><text:s/></text:span><text:span text:style-name="T13_89">good</text:span><text:span text:style-name="T13_90"><text:s/></text:span><text:span text:style-name="T13_91">measure</text:span><text:span text:style-name="T13_92"><text:s/></text:span><text:span text:style-name="T13_93">to</text:span><text:span text:style-name="T13_94"><text:s/></text:span><text:span text:style-name="T13_95">damn</text:span><text:span text:style-name="T13_96"><text:s/></text:span><text:span text:style-name="T13_97">his</text:span><text:span text:style-name="T13_98"><text:s/></text:span><text:span text:style-name="T13_99">soul</text:span><text:span text:style-name="T13_100"><text:s/></text:span><text:span text:style-name="T13_101">to</text:span><text:span text:style-name="T13_102"><text:s/></text:span><text:span text:style-name="T13_103">eternal</text:span><text:span text:style-name="T13_104"><text:s/></text:span><text:span text:style-name="T13_105">torture</text:span><text:span text:style-name="T13_106">.<text:s/></text:span><text:span text:style-name="T13_107">The</text:span><text:span text:style-name="T13_108"><text:s/></text:span><text:span text:style-name="T13_109">tax</text:span><text:span text:style-name="T13_110"><text:s/></text:span><text:span text:style-name="T13_111">hike</text:span><text:span text:style-name="T13_112"><text:s/></text:span><text:span text:style-name="T13_113">and</text:span><text:span text:style-name="T13_114"><text:s/></text:span><text:span text:style-name="T13_115">the</text:span><text:span text:style-name="T13_116"><text:s/></text:span><text:span text:style-name="T13_117">cathedral</text:span><text:span text:style-name="T13_118"><text:s/></text:span><text:span text:style-name="T13_119">build</text:span><text:span text:style-name="T13_120"><text:s/></text:span><text:span text:style-name="T13_121">should</text:span><text:span text:style-name="T13_122"><text:s/></text:span><text:span text:style-name="T13_123">die</text:span><text:span text:style-name="T13_124"><text:s/></text:span><text:span text:style-name="T13_125">with</text:span><text:span text:style-name="T13_126"><text:s/></text:span><text:span text:style-name="T13_127">the</text:span><text:span text:style-name="T13_128"><text:s/></text:span><text:span text:style-name="T13_129">Duke</text:span><text:span text:style-name="T13_130"><text:s/></text:span><text:span text:style-name="T13_131">and</text:span><text:span text:style-name="T13_132"><text:s/></text:span><text:span text:style-name="T13_133">your</text:span><text:span text:style-name="T13_134"><text:s/></text:span><text:span text:style-name="T13_135">parents</text:span><text:span text:style-name="T13_136"><text:s/></text:span><text:span text:style-name="T13_137">shall</text:span><text:span text:style-name="T13_138"><text:s/></text:span><text:span text:style-name="T13_139">be</text:span><text:span text:style-name="T13_140"><text:s/></text:span><text:span text:style-name="T13_141">avenged</text:span><text:span text:style-name="T13_142">!<text:s/></text:span></text:p>
      <text:p text:style-name="P14"/>
      <text:p text:style-name="P15"><text:span text:style-name="T15_1">Now</text:span><text:span text:style-name="T15_2"><text:s/></text:span><text:span text:style-name="T15_3">you</text:span><text:span text:style-name="T15_4"><text:s/></text:span><text:span text:style-name="T15_5">just</text:span><text:span text:style-name="T15_6"><text:s/></text:span><text:span text:style-name="T15_7">have</text:span><text:span text:style-name="T15_8"><text:s/></text:span><text:span text:style-name="T15_9">to</text:span><text:span text:style-name="T15_10"><text:s/></text:span><text:span text:style-name="T15_11">get</text:span><text:span text:style-name="T15_12"><text:s/></text:span><text:span text:style-name="T15_13">away</text:span><text:span text:style-name="T15_14"><text:s/></text:span><text:span text:style-name="T15_15">with</text:span><text:span text:style-name="T15_16"><text:s/></text:span><text:span text:style-name="T15_17">it</text:span><text:span text:style-name="T15_18"><text:s/></text:span><text:span text:style-name="T15_19">and</text:span><text:span text:style-name="T15_20"><text:s/></text:span><text:span text:style-name="T15_21">you</text:span><text:span text:style-name="T15_22"><text:s/></text:span><text:span text:style-name="T15_23">are</text:span><text:span text:style-name="T15_24"><text:s/></text:span><text:span text:style-name="T15_25">well</text:span><text:span text:style-name="T15_26"><text:s/></text:span><text:span text:style-name="T15_27">placed</text:span><text:span text:style-name="T15_28"><text:s/></text:span><text:span text:style-name="T15_29">to</text:span><text:span text:style-name="T15_30"><text:s/></text:span><text:span text:style-name="T15_31">do</text:span><text:span text:style-name="T15_32"><text:s/></text:span><text:span text:style-name="T15_33">so</text:span><text:span text:style-name="T15_34">.<text:s/></text:span><text:span text:style-name="T15_35">As</text:span><text:span text:style-name="T15_36"><text:s/></text:span><text:span text:style-name="T15_37">far</text:span><text:span text:style-name="T15_38"><text:s/></text:span><text:span text:style-name="T15_39">as</text:span><text:span text:style-name="T15_40"><text:s/></text:span><text:span text:style-name="T15_41">you</text:span><text:span text:style-name="T15_42"><text:s/></text:span><text:span text:style-name="T15_43">know</text:span><text:span text:style-name="T15_44">,<text:s/></text:span><text:span text:style-name="T15_45">nobody</text:span><text:span text:style-name="T15_46"><text:s/></text:span><text:span text:style-name="T15_47">has</text:span><text:span text:style-name="T15_48"><text:s/></text:span><text:span text:style-name="T15_49">connected</text:span><text:span text:style-name="T15_50"><text:s/></text:span><text:span text:style-name="T15_51">Felicity</text:span><text:span text:style-name="T15_52"><text:s/></text:span><text:span text:style-name="T15_53">Rosencrantz</text:span><text:span text:style-name="T15_54">,<text:s/></text:span><text:span text:style-name="T15_55">devoted</text:span><text:span text:style-name="T15_56"><text:s/></text:span><text:span text:style-name="T15_57">wife</text:span><text:span text:style-name="T15_58"><text:s/></text:span><text:span text:style-name="T15_59">of</text:span><text:span text:style-name="T15_60"><text:s/></text:span><text:span text:style-name="T15_61">Isaac</text:span><text:span text:style-name="T15_62">,<text:s/></text:span><text:span text:style-name="T15_63">to</text:span><text:span text:style-name="T15_64"><text:s/></text:span><text:span text:style-name="T15_65">little</text:span><text:span text:style-name="T15_66"><text:s/></text:span><text:span text:style-name="T15_67">Fel</text:span><text:span text:style-name="T15_68"><text:s/></text:span><text:span text:style-name="T15_69">Molyneaux</text:span><text:span text:style-name="T15_70"><text:s/></text:span><text:span text:style-name="T15_71">from</text:span><text:span text:style-name="T15_72"><text:s/></text:span><text:span text:style-name="T15_73">an</text:span><text:span text:style-name="T15_74"><text:s/></text:span><text:span text:style-name="T15_75">age</text:span><text:span text:style-name="T15_76"><text:s/></text:span><text:span text:style-name="T15_77">ago</text:span><text:span text:style-name="T15_78"><text:s/></text:span><text:span text:style-name="T15_79">and</text:span><text:span text:style-name="T15_80"><text:s/></text:span><text:span text:style-name="T15_81">not</text:span><text:span text:style-name="T15_82"><text:s/></text:span><text:span text:style-name="T15_83">even</text:span><text:span text:style-name="T15_84"><text:s/></text:span><text:span text:style-name="T15_85">your</text:span><text:span text:style-name="T15_86"><text:s/></text:span><text:span text:style-name="T15_87">husband</text:span><text:span text:style-name="T15_88"><text:s/></text:span><text:span text:style-name="T15_89">knows</text:span><text:span text:style-name="T15_90"><text:s/></text:span><text:span text:style-name="T15_91">of</text:span><text:span text:style-name="T15_92"><text:s/></text:span><text:span text:style-name="T15_93">your</text:span><text:span text:style-name="T15_94"><text:s/></text:span><text:span text:style-name="T15_95">past</text:span><text:span text:style-name="T15_96"><text:s/></text:span><text:span text:style-name="T15_97">or</text:span><text:span text:style-name="T15_98"><text:s/></text:span><text:span text:style-name="T15_99">your</text:span><text:span text:style-name="T15_100"><text:s/></text:span><text:span text:style-name="T15_101">well</text:span><text:span text:style-name="T15_102">-</text:span><text:span text:style-name="T15_103">learned</text:span><text:span text:style-name="T15_104"><text:s text:c="2"/></text:span><text:span text:style-name="T15_105">powers</text:span><text:span text:style-name="T15_106"><text:s/></text:span><text:span text:style-name="T15_107">of</text:span><text:span text:style-name="T15_108"><text:s/></text:span><text:span text:style-name="T15_109">witchcraft</text:span><text:span text:style-name="T15_110">.<text:s/></text:span><text:span text:style-name="T15_111">You</text:span><text:span text:style-name="T15_112"><text:s/></text:span><text:span text:style-name="T15_113">pray</text:span><text:span text:style-name="T15_114"><text:s/></text:span><text:span text:style-name="T15_115">to</text:span><text:span text:style-name="T15_116"><text:s/></text:span><text:span text:style-name="T15_117">the</text:span><text:span text:style-name="T15_118"><text:s/></text:span><text:span text:style-name="T15_119">dark</text:span><text:span text:style-name="T15_120"><text:s/></text:span><text:span text:style-name="T15_121">lord</text:span><text:span text:style-name="T15_122"><text:s/></text:span><text:span text:style-name="T15_123">each</text:span><text:span text:style-name="T15_124"><text:s/></text:span><text:span text:style-name="T15_125">night</text:span><text:span text:style-name="T15_126"><text:s/></text:span><text:span text:style-name="T15_127">over</text:span><text:span text:style-name="T15_128"><text:s/></text:span><text:span text:style-name="T15_129">your</text:span><text:span text:style-name="T15_130"><text:s/></text:span><text:span text:style-name="T15_131">holy</text:span><text:span text:style-name="T15_132"><text:s/></text:span><text:span text:style-name="T15_133">coin</text:span><text:span text:style-name="T15_134"><text:s/></text:span><text:span text:style-name="T15_135">of</text:span><text:span text:style-name="T15_136"><text:s/></text:span><text:span text:style-name="T15_137">absolute</text:span><text:span text:style-name="T15_138"><text:s/></text:span><text:span text:style-name="T15_139">darkness</text:span><text:span text:style-name="T15_140"><text:s/></text:span><text:span text:style-name="T15_141">so</text:span><text:span text:style-name="T15_142"><text:s/></text:span><text:span text:style-name="T15_143">you</text:span><text:span text:style-name="T15_144"><text:s/></text:span><text:span text:style-name="T15_145">doubt</text:span><text:span text:style-name="T15_146"><text:s/></text:span><text:span text:style-name="T15_147">the</text:span><text:span text:style-name="T15_148"><text:s/></text:span><text:span text:style-name="T15_149">townsfolk</text:span><text:span text:style-name="T15_150"><text:s/></text:span><text:span text:style-name="T15_151">will</text:span><text:span text:style-name="T15_152"><text:s/></text:span><text:span text:style-name="T15_153">ever</text:span><text:span text:style-name="T15_154"><text:s/></text:span><text:span text:style-name="T15_155">guess</text:span><text:span text:style-name="T15_156">.</text:span></text:p>
      <text:p text:style-name="P16"/>
      <text:p text:style-name="P17"><text:span text:style-name="T17_1">Unfortunately</text:span><text:span text:style-name="T17_2">,<text:s/></text:span><text:span text:style-name="T17_3">you</text:span><text:span text:style-name="T17_4"><text:s/></text:span><text:span text:style-name="T17_5">were</text:span><text:span text:style-name="T17_6"><text:s/></text:span><text:span text:style-name="T17_7">a</text:span><text:span text:style-name="T17_8"><text:s/></text:span><text:span text:style-name="T17_9">little</text:span><text:span text:style-name="T17_10"><text:s/></text:span><text:span text:style-name="T17_11">sloppy</text:span><text:span text:style-name="T17_12"><text:s/></text:span><text:span text:style-name="T17_13">in</text:span><text:span text:style-name="T17_14"><text:s/></text:span><text:span text:style-name="T17_15">your</text:span><text:span text:style-name="T17_16"><text:s/></text:span><text:span text:style-name="T17_17">haste</text:span><text:span text:style-name="T17_18"><text:s/></text:span><text:span text:style-name="T17_19">and</text:span><text:span text:style-name="T17_20"><text:s/></text:span><text:span text:style-name="T17_21">you</text:span><text:span text:style-name="T17_22"><text:s/></text:span><text:span text:style-name="T17_23">may</text:span><text:span text:style-name="T17_24"><text:s/></text:span><text:span text:style-name="T17_25">have</text:span><text:span text:style-name="T17_26"><text:s/></text:span><text:span text:style-name="T17_27">left</text:span><text:span text:style-name="T17_28"><text:s/></text:span><text:span text:style-name="T17_29">a</text:span><text:span text:style-name="T17_30"><text:s/></text:span><text:span text:style-name="T17_31">clue</text:span><text:span text:style-name="T17_32"><text:s/></text:span><text:span text:style-name="T17_33">or</text:span><text:span text:style-name="T17_34"><text:s/></text:span><text:span text:style-name="T17_35">two</text:span><text:span text:style-name="T17_36"><text:s/></text:span><text:span text:style-name="T17_37">behind</text:span><text:span text:style-name="T17_38"><text:s/></text:span><text:span text:style-name="T17_39">at</text:span><text:span text:style-name="T17_40"><text:s/></text:span><text:span text:style-name="T17_41">the</text:span><text:span text:style-name="T17_42"><text:s/></text:span><text:span text:style-name="T17_43">scene</text:span><text:span text:style-name="T17_44"><text:s/></text:span><text:span text:style-name="T17_45">of</text:span><text:span text:style-name="T17_46"><text:s/></text:span><text:span text:style-name="T17_47">the</text:span><text:span text:style-name="T17_48"><text:s/></text:span><text:span text:style-name="T17_49">crime</text:span><text:span text:style-name="T17_50">.<text:s/></text:span><text:span text:style-name="T17_51">You</text:span><text:span text:style-name="T17_52"><text:s/></text:span><text:span text:style-name="T17_53">can</text:span><text:span text:style-name="T17_54">’</text:span><text:span text:style-name="T17_55">t</text:span><text:span text:style-name="T17_56"><text:s/></text:span><text:span text:style-name="T17_57">find</text:span><text:span text:style-name="T17_58"><text:s/></text:span><text:span text:style-name="T17_59">your</text:span><text:span text:style-name="T17_60"><text:s/></text:span><text:span text:style-name="T17_61">organisers</text:span><text:span text:style-name="T17_62"><text:s/></text:span><text:span text:style-name="T17_63">mark</text:span><text:span text:style-name="T17_64"><text:s/></text:span><text:span text:style-name="T17_65">for</text:span><text:span text:style-name="T17_66"><text:s/></text:span><text:span text:style-name="T17_67">the</text:span><text:span text:style-name="T17_68"><text:s/></text:span><text:span text:style-name="T17_69">Yuletide</text:span><text:span text:style-name="T17_70"><text:s/></text:span><text:span text:style-name="T17_71">Organising</text:span><text:span text:style-name="T17_72"><text:s/></text:span><text:span text:style-name="T17_73">Committee</text:span><text:span text:style-name="T17_74"><text:s/></text:span><text:span text:style-name="T17_75">and</text:span><text:span text:style-name="T17_76"><text:s/></text:span><text:span text:style-name="T17_77">you</text:span><text:span text:style-name="T17_78"><text:s/></text:span><text:span text:style-name="T17_79">think</text:span><text:span text:style-name="T17_80"><text:s/></text:span><text:span text:style-name="T17_81">you</text:span><text:span text:style-name="T17_82"><text:s/></text:span><text:span text:style-name="T17_83">may</text:span><text:span text:style-name="T17_84"><text:s/></text:span><text:span text:style-name="T17_85">have</text:span><text:span text:style-name="T17_86"><text:s/></text:span><text:span text:style-name="T17_87">accidentally</text:span><text:span text:style-name="T17_88"><text:s/></text:span><text:span text:style-name="T17_89">transferred</text:span><text:span text:style-name="T17_90"><text:s/></text:span><text:span text:style-name="T17_91">this</text:span><text:span text:style-name="T17_92"><text:s/></text:span><text:span text:style-name="T17_93">to</text:span><text:span text:style-name="T17_94"><text:s/></text:span><text:span text:style-name="T17_95">Duke</text:span><text:span text:style-name="T17_96"><text:s/></text:span><text:span text:style-name="T17_97">Smallwood</text:span><text:span text:style-name="T17_98"><text:s/></text:span><text:span text:style-name="T17_99">when</text:span><text:span text:style-name="T17_100"><text:s/></text:span><text:span text:style-name="T17_101">planting</text:span><text:span text:style-name="T17_102"><text:s/></text:span><text:span text:style-name="T17_103">the</text:span><text:span text:style-name="T17_104"><text:s/></text:span><text:span text:style-name="T17_105">poison</text:span><text:span text:style-name="T17_106">.<text:s/></text:span><text:span text:style-name="T17_107">The</text:span><text:span text:style-name="T17_108"><text:s/></text:span><text:span text:style-name="T17_109">other</text:span><text:span text:style-name="T17_110"><text:s/></text:span><text:span text:style-name="T17_111">members</text:span><text:span text:style-name="T17_112"><text:s/></text:span><text:span text:style-name="T17_113">of</text:span><text:span text:style-name="T17_114"><text:s/></text:span><text:span text:style-name="T17_115">the</text:span><text:span text:style-name="T17_116"><text:s/></text:span><text:span text:style-name="T17_117">committee</text:span><text:span text:style-name="T17_118"><text:s/></text:span><text:span text:style-name="T17_119">include</text:span><text:span text:style-name="T17_120"><text:s/></text:span><text:span text:style-name="T17_121">Emery</text:span><text:span text:style-name="T17_122"><text:s/></text:span><text:span text:style-name="T17_123">Briar</text:span><text:span text:style-name="T17_124">,<text:s/></text:span><text:span text:style-name="T17_125">Bessie</text:span><text:span text:style-name="T17_126"><text:s/></text:span><text:span text:style-name="T17_127">Farthing</text:span><text:span text:style-name="T17_128">,<text:s/></text:span><text:span text:style-name="T17_129">Lucy</text:span><text:span text:style-name="T17_130"><text:s/></text:span><text:span text:style-name="T17_131">Gadrill</text:span><text:span text:style-name="T17_132">,<text:s/></text:span><text:span text:style-name="T17_133">Isabel</text:span><text:span text:style-name="T17_134"><text:s/></text:span><text:span text:style-name="T17_135">Williams</text:span><text:span text:style-name="T17_136"><text:s/></text:span><text:span text:style-name="T17_137">and</text:span><text:span text:style-name="T17_138"><text:s/></text:span><text:span text:style-name="T17_139">Evelyn</text:span><text:span text:style-name="T17_140"><text:s/></text:span><text:span text:style-name="T17_141">Archer</text:span><text:span text:style-name="T17_142">,<text:s/></text:span><text:span text:style-name="T17_143">so</text:span><text:span text:style-name="T17_144"><text:s/></text:span><text:span text:style-name="T17_145">perhaps</text:span><text:span text:style-name="T17_146"><text:s/></text:span><text:span text:style-name="T17_147">you</text:span><text:span text:style-name="T17_148"><text:s/></text:span><text:span text:style-name="T17_149">can</text:span><text:span text:style-name="T17_150"><text:s/></text:span><text:span text:style-name="T17_151">transfer</text:span><text:span text:style-name="T17_152"><text:s/></text:span><text:span text:style-name="T17_153">the</text:span><text:span text:style-name="T17_154"><text:s/></text:span><text:span text:style-name="T17_155">blame</text:span><text:span text:style-name="T17_156"><text:s/></text:span><text:span text:style-name="T17_157">to</text:span><text:span text:style-name="T17_158"><text:s/></text:span><text:span text:style-name="T17_159">one</text:span><text:span text:style-name="T17_160"><text:s/></text:span><text:span text:style-name="T17_161">of</text:span><text:span text:style-name="T17_162"><text:s/></text:span><text:span text:style-name="T17_163">them</text:span><text:span text:style-name="T17_164"><text:s/></text:span><text:span text:style-name="T17_165">if</text:span><text:span text:style-name="T17_166"><text:s/></text:span><text:span text:style-name="T17_167">necessary</text:span><text:span text:style-name="T17_168">.<text:s/></text:span><text:span text:style-name="T17_169">Your</text:span><text:span text:style-name="T17_170"><text:s/></text:span><text:span text:style-name="T17_171">consumption</text:span><text:span text:style-name="T17_172"><text:s/></text:span><text:span text:style-name="T17_173">flared</text:span><text:span text:style-name="T17_174"><text:s/></text:span><text:span text:style-name="T17_175">up</text:span><text:span text:style-name="T17_176"><text:s/></text:span><text:span text:style-name="T17_177">at</text:span><text:span text:style-name="T17_178"><text:s/></text:span><text:span text:style-name="T17_179">the</text:span><text:span text:style-name="T17_180"><text:s/></text:span><text:span text:style-name="T17_181">most</text:span><text:span text:style-name="T17_182"><text:s/></text:span><text:span text:style-name="T17_183">inopportune</text:span><text:span text:style-name="T17_184"><text:s/></text:span><text:span text:style-name="T17_185">time</text:span><text:span text:style-name="T17_186"><text:s/></text:span><text:span text:style-name="T17_187">as</text:span><text:span text:style-name="T17_188"><text:s/></text:span><text:span text:style-name="T17_189">well</text:span><text:span text:style-name="T17_190">,<text:s/></text:span><text:span text:style-name="T17_191">causing</text:span><text:span text:style-name="T17_192"><text:s/></text:span><text:span text:style-name="T17_193">you</text:span><text:span text:style-name="T17_194"><text:s/></text:span><text:span text:style-name="T17_195">to</text:span><text:span text:style-name="T17_196"><text:s/></text:span><text:span text:style-name="T17_197">cough</text:span><text:span text:style-name="T17_198"><text:s/></text:span><text:span text:style-name="T17_199">blood</text:span><text:span text:style-name="T17_200"><text:s/></text:span><text:span text:style-name="T17_201">all</text:span><text:span text:style-name="T17_202"><text:s/></text:span><text:span text:style-name="T17_203">over</text:span><text:span text:style-name="T17_204"><text:s/></text:span><text:span text:style-name="T17_205">the</text:span><text:span text:style-name="T17_206"><text:s/></text:span><text:span text:style-name="T17_207">Duke</text:span><text:span text:style-name="T17_208">’</text:span><text:span text:style-name="T17_209">s</text:span><text:span text:style-name="T17_210"><text:s/></text:span><text:span text:style-name="T17_211">face</text:span><text:span text:style-name="T17_212">.<text:s/></text:span><text:span text:style-name="T17_213">Hopefully</text:span><text:span text:style-name="T17_214"><text:s/></text:span><text:span text:style-name="T17_215">people</text:span><text:span text:style-name="T17_216"><text:s/></text:span><text:span text:style-name="T17_217">will</text:span><text:span text:style-name="T17_218"><text:s/></text:span><text:span text:style-name="T17_219">just</text:span><text:span text:style-name="T17_220"><text:s/></text:span><text:span text:style-name="T17_221">think</text:span><text:span text:style-name="T17_222"><text:s/></text:span><text:span text:style-name="T17_223">that</text:span><text:span text:style-name="T17_224"><text:s/></text:span><text:span text:style-name="T17_225">was</text:span><text:span text:style-name="T17_226"><text:s/></text:span><text:span text:style-name="T17_227">a</text:span><text:span text:style-name="T17_228"><text:s/></text:span><text:span text:style-name="T17_229">result</text:span><text:span text:style-name="T17_230"><text:s/></text:span><text:span text:style-name="T17_231">of</text:span><text:span text:style-name="T17_232"><text:s/></text:span><text:span text:style-name="T17_233">his</text:span><text:span text:style-name="T17_234"><text:s/></text:span><text:span text:style-name="T17_235">death</text:span><text:span text:style-name="T17_236">.</text:span></text:p>
      <text:p text:style-name="P18"/>
      <text:p text:style-name="P19"><text:span text:style-name="T19_1">Your</text:span><text:span text:style-name="T19_2"><text:s/></text:span><text:span text:style-name="T19_3">pride</text:span><text:span text:style-name="T19_4"><text:s/></text:span><text:span text:style-name="T19_5">also</text:span><text:span text:style-name="T19_6"><text:s/></text:span><text:span text:style-name="T19_7">meant</text:span><text:span text:style-name="T19_8"><text:s/></text:span><text:span text:style-name="T19_9">that</text:span><text:span text:style-name="T19_10"><text:s/></text:span><text:span text:style-name="T19_11">you</text:span><text:span text:style-name="T19_12"><text:s/></text:span><text:span text:style-name="T19_13">couldn</text:span><text:span text:style-name="T19_14">’</text:span><text:span text:style-name="T19_15">t</text:span><text:span text:style-name="T19_16"><text:s/></text:span><text:span text:style-name="T19_17">help</text:span><text:span text:style-name="T19_18"><text:s/></text:span><text:span text:style-name="T19_19">casting</text:span><text:span text:style-name="T19_20"><text:s/></text:span><text:span text:style-name="T19_21">a</text:span><text:span text:style-name="T19_22"><text:s/></text:span><text:span text:style-name="T19_23">spell</text:span><text:span text:style-name="T19_24"><text:s/></text:span><text:span text:style-name="T19_25">to</text:span><text:span text:style-name="T19_26"><text:s/></text:span><text:span text:style-name="T19_27">brand</text:span><text:span text:style-name="T19_28"><text:s/></text:span><text:span text:style-name="T19_29">the</text:span><text:span text:style-name="T19_30"><text:s/></text:span><text:span text:style-name="T19_31">sigil</text:span><text:span text:style-name="T19_32"><text:s/></text:span><text:span text:style-name="T19_33">of</text:span><text:span text:style-name="T19_34"><text:s/></text:span><text:span text:style-name="T19_35">the</text:span><text:span text:style-name="T19_36"><text:s/></text:span><text:span text:style-name="T19_37">Dark</text:span><text:span text:style-name="T19_38"><text:s/></text:span><text:span text:style-name="T19_39">Mysteries</text:span><text:span text:style-name="T19_40"><text:s/></text:span><text:span text:style-name="T19_41">on</text:span><text:span text:style-name="T19_42"><text:s/></text:span><text:span text:style-name="T19_43">the</text:span><text:span text:style-name="T19_44"><text:s/></text:span><text:span text:style-name="T19_45">Duke</text:span><text:span text:style-name="T19_46"><text:s/></text:span><text:span text:style-name="T19_47">upon</text:span><text:span text:style-name="T19_48"><text:s/></text:span><text:span text:style-name="T19_49">his</text:span><text:span text:style-name="T19_50"><text:s/></text:span><text:span text:style-name="T19_51">death</text:span><text:span text:style-name="T19_52"><text:s/>-<text:s/></text:span><text:span text:style-name="T19_53">so</text:span><text:span text:style-name="T19_54"><text:s/></text:span><text:span text:style-name="T19_55">they</text:span><text:span text:style-name="T19_56">’</text:span><text:span text:style-name="T19_57">ll</text:span><text:span text:style-name="T19_58"><text:s/></text:span><text:span text:style-name="T19_59">be</text:span><text:span text:style-name="T19_60"><text:s/></text:span><text:span text:style-name="T19_61">looking</text:span><text:span text:style-name="T19_62"><text:s/></text:span><text:span text:style-name="T19_63">for</text:span><text:span text:style-name="T19_64"><text:s/></text:span><text:span text:style-name="T19_65">a</text:span><text:span text:style-name="T19_66"><text:s/></text:span><text:span text:style-name="T19_67">magical</text:span><text:span text:style-name="T19_68"><text:s/></text:span><text:span text:style-name="T19_69">entity</text:span><text:span text:style-name="T19_70"><text:s/></text:span><text:span text:style-name="T19_71">too</text:span><text:span text:style-name="T19_72">!<text:s/></text:span><text:span text:style-name="T19_73">To</text:span><text:span text:style-name="T19_74"><text:s/></text:span><text:span text:style-name="T19_75">this</text:span><text:span text:style-name="T19_76"><text:s/></text:span><text:span text:style-name="T19_77">end</text:span><text:span text:style-name="T19_78">,<text:s/></text:span><text:span text:style-name="T19_79">you</text:span><text:span text:style-name="T19_80"><text:s/></text:span><text:span text:style-name="T19_81">have</text:span><text:span text:style-name="T19_82"><text:s/></text:span><text:span text:style-name="T19_83">sensed</text:span><text:span text:style-name="T19_84"><text:s/></text:span><text:span text:style-name="T19_85">another</text:span><text:span text:style-name="T19_86"><text:s/></text:span><text:span text:style-name="T19_87">magical</text:span><text:span text:style-name="T19_88"><text:s/></text:span><text:span text:style-name="T19_89">energy</text:span><text:span text:style-name="T19_90"><text:s/></text:span><text:span text:style-name="T19_91">about</text:span><text:span text:style-name="T19_92"><text:s/></text:span><text:span text:style-name="T19_93">lately</text:span><text:span text:style-name="T19_94">,<text:s/></text:span><text:span text:style-name="T19_95">perhaps</text:span><text:span text:style-name="T19_96"><text:s/></text:span><text:span text:style-name="T19_97">another</text:span><text:span text:style-name="T19_98"><text:s/></text:span><text:span text:style-name="T19_99">witch</text:span><text:span text:style-name="T19_100"><text:s/></text:span><text:span text:style-name="T19_101">or</text:span><text:span text:style-name="T19_102"><text:s/></text:span><text:span text:style-name="T19_103">a</text:span><text:span text:style-name="T19_104"><text:s/></text:span><text:span text:style-name="T19_105">sorcerer</text:span><text:span text:style-name="T19_106">.<text:s/></text:span><text:span text:style-name="T19_107">If</text:span><text:span text:style-name="T19_108"><text:s/></text:span><text:span text:style-name="T19_109">you</text:span><text:span text:style-name="T19_110"><text:s/></text:span><text:span text:style-name="T19_111">could</text:span><text:span text:style-name="T19_112"><text:s/></text:span><text:span text:style-name="T19_113">find</text:span><text:span text:style-name="T19_114"><text:s/></text:span><text:span text:style-name="T19_115">out</text:span><text:span text:style-name="T19_116"><text:s/></text:span><text:span text:style-name="T19_117">the</text:span><text:span text:style-name="T19_118"><text:s/></text:span><text:span text:style-name="T19_119">identity</text:span><text:span text:style-name="T19_120"><text:s/></text:span><text:span text:style-name="T19_121">of</text:span><text:span text:style-name="T19_122"><text:s/></text:span><text:span text:style-name="T19_123">this</text:span><text:span text:style-name="T19_124"><text:s/></text:span><text:span text:style-name="T19_125">person</text:span><text:span text:style-name="T19_126">,<text:s/></text:span><text:span text:style-name="T19_127">they</text:span><text:span text:style-name="T19_128"><text:s/></text:span><text:span text:style-name="T19_129">could</text:span><text:span text:style-name="T19_130"><text:s/></text:span><text:span text:style-name="T19_131">be</text:span><text:span text:style-name="T19_132"><text:s/></text:span><text:span text:style-name="T19_133">a</text:span><text:span text:style-name="T19_134"><text:s/></text:span><text:span text:style-name="T19_135">useful</text:span><text:span text:style-name="T19_136"><text:s/></text:span><text:span text:style-name="T19_137">ally</text:span><text:span text:style-name="T19_138"><text:s/></text:span><text:span text:style-name="T19_139">or</text:span><text:span text:style-name="T19_140"><text:s/></text:span><text:span text:style-name="T19_141">a</text:span><text:span text:style-name="T19_142"><text:s/></text:span><text:span text:style-name="T19_143">scapegoat</text:span><text:span text:style-name="T19_144"><text:s/></text:span><text:span text:style-name="T19_145">if</text:span><text:span text:style-name="T19_146"><text:s/></text:span><text:span text:style-name="T19_147">things</text:span><text:span text:style-name="T19_148"><text:s/></text:span><text:span text:style-name="T19_149">go</text:span><text:span text:style-name="T19_150"><text:s/></text:span><text:span text:style-name="T19_151">bad</text:span><text:span text:style-name="T19_152">!<text:s/></text:span></text:p>
      <text:p text:style-name="P20"/>
      <text:p text:style-name="P21"><text:span text:style-name="T21_1">You</text:span><text:span text:style-name="T21_2"><text:s/></text:span><text:span text:style-name="T21_3">do</text:span><text:span text:style-name="T21_4"><text:s/></text:span><text:span text:style-name="T21_5">have</text:span><text:span text:style-name="T21_6"><text:s/></text:span><text:span text:style-name="T21_7">one</text:span><text:span text:style-name="T21_8"><text:s/></text:span><text:span text:style-name="T21_9">person</text:span><text:span text:style-name="T21_10"><text:s/></text:span><text:span text:style-name="T21_11">you</text:span><text:span text:style-name="T21_12"><text:s/></text:span><text:span text:style-name="T21_13">can</text:span><text:span text:style-name="T21_14"><text:s/></text:span><text:span text:style-name="T21_15">trust</text:span><text:span text:style-name="T21_16"><text:s/></text:span><text:span text:style-name="T21_17">though</text:span><text:span text:style-name="T21_18">.<text:s/></text:span><text:span text:style-name="T21_19">Lucy</text:span><text:span text:style-name="T21_20"><text:s/></text:span><text:span text:style-name="T21_21">Gadrill</text:span><text:span text:style-name="T21_22">,<text:s/></text:span><text:span text:style-name="T21_23">you</text:span><text:span text:style-name="T21_24"><text:s/></text:span><text:span text:style-name="T21_25">saved</text:span><text:span text:style-name="T21_26"><text:s/></text:span><text:span text:style-name="T21_27">Lucy</text:span><text:span text:style-name="T21_28"><text:s/></text:span><text:span text:style-name="T21_29">years</text:span><text:span text:style-name="T21_30"><text:s/></text:span><text:span text:style-name="T21_31">ago</text:span><text:span text:style-name="T21_32"><text:s/></text:span><text:span text:style-name="T21_33">from</text:span><text:span text:style-name="T21_34"><text:s/></text:span><text:span text:style-name="T21_35">Germany</text:span><text:span text:style-name="T21_36"><text:s/></text:span><text:span text:style-name="T21_37">when</text:span><text:span text:style-name="T21_38"><text:s/></text:span><text:span text:style-name="T21_39">her</text:span><text:span text:style-name="T21_40"><text:s/></text:span><text:span text:style-name="T21_41">mother</text:span><text:span text:style-name="T21_42"><text:s/></text:span><text:span text:style-name="T21_43">was</text:span><text:span text:style-name="T21_44"><text:s/></text:span><text:span text:style-name="T21_45">brutally</text:span><text:span text:style-name="T21_46"><text:s/></text:span><text:span text:style-name="T21_47">murdered</text:span><text:span text:style-name="T21_48">.<text:s/></text:span><text:span text:style-name="T21_49">You</text:span><text:span text:style-name="T21_50"><text:s/></text:span><text:span text:style-name="T21_51">have</text:span><text:span text:style-name="T21_52"><text:s/></text:span><text:span text:style-name="T21_53">always</text:span><text:span text:style-name="T21_54"><text:s/></text:span><text:span text:style-name="T21_55">been</text:span><text:span text:style-name="T21_56"><text:s/></text:span><text:span text:style-name="T21_57">a</text:span><text:span text:style-name="T21_58"><text:s/></text:span><text:span text:style-name="T21_59">friend</text:span><text:span text:style-name="T21_60"><text:s/></text:span><text:span text:style-name="T21_61">to</text:span><text:span text:style-name="T21_62"><text:s/></text:span><text:span text:style-name="T21_63">her</text:span><text:span text:style-name="T21_64"><text:s/></text:span><text:span text:style-name="T21_65">and</text:span><text:span text:style-name="T21_66"><text:s/></text:span><text:span text:style-name="T21_67">she</text:span><text:span text:style-name="T21_68"><text:s/></text:span><text:span text:style-name="T21_69">has</text:span><text:span text:style-name="T21_70"><text:s/></text:span><text:span text:style-name="T21_71">always</text:span><text:span text:style-name="T21_72"><text:s/></text:span><text:span text:style-name="T21_73">been</text:span><text:span text:style-name="T21_74"><text:s/></text:span><text:span text:style-name="T21_75">kind</text:span><text:span text:style-name="T21_76"><text:s/></text:span><text:span text:style-name="T21_77">to</text:span><text:span text:style-name="T21_78"><text:s/></text:span><text:span text:style-name="T21_79">you</text:span><text:span text:style-name="T21_80">.</text:span></text:p>
      <text:p text:style-name="P22"/>
      <text:p text:style-name="P23"/>
      <text:h text:style-name="P24" text:outline-level="10"><text:bookmark-start text:name="h.jyp5q7nn6ikb"/><text:bookmark-end text:name="h.jyp5q7nn6ikb"/><text:span text:style-name="T24_1">Your</text:span><text:span text:style-name="T24_2"><text:s/></text:span><text:span text:style-name="T24_3">Goals</text:span></text:h>
      <text:p text:style-name="P25"/>
      <text:list text:style-name="LS1" xml:id="list0">
        <text:list-item>
          <text:p text:style-name="P26"><text:span text:style-name="T26_1">Prevent</text:span><text:span text:style-name="T26_2"><text:s/></text:span><text:span text:style-name="T26_3">the</text:span><text:span text:style-name="T26_4"><text:s/></text:span><text:span text:style-name="T26_5">tax</text:span><text:span text:style-name="T26_6"><text:s/></text:span><text:span text:style-name="T26_7">increase</text:span><text:span text:style-name="T26_8"><text:s/></text:span><text:span text:style-name="T26_9">from</text:span><text:span text:style-name="T26_10"><text:s/></text:span><text:span text:style-name="T26_11">going</text:span><text:span text:style-name="T26_12"><text:s/></text:span><text:span text:style-name="T26_13">ahead</text:span><text:span text:style-name="T26_14">.</text:span></text:p>
        </text:list-item>
        <text:list-item>
          <text:p text:style-name="P27"><text:span text:style-name="T27_1">Ensure</text:span><text:span text:style-name="T27_2"><text:s/></text:span><text:span text:style-name="T27_3">witchcraft</text:span><text:span text:style-name="T27_4"><text:s/></text:span><text:span text:style-name="T27_5">is</text:span><text:span text:style-name="T27_6"><text:s/></text:span><text:span text:style-name="T27_7">removed</text:span><text:span text:style-name="T27_8"><text:s/></text:span><text:span text:style-name="T27_9">as</text:span><text:span text:style-name="T27_10"><text:s/></text:span><text:span text:style-name="T27_11">a</text:span><text:span text:style-name="T27_12"><text:s/></text:span><text:span text:style-name="T27_13">punishable</text:span><text:span text:style-name="T27_14"><text:s/></text:span><text:span text:style-name="T27_15">crime</text:span><text:span text:style-name="T27_16"><text:s/></text:span><text:span text:style-name="T27_17">from</text:span><text:span text:style-name="T27_18"><text:s/></text:span><text:span text:style-name="T27_19">Town</text:span><text:span text:style-name="T27_20"><text:s/></text:span><text:span text:style-name="T27_21">Charter</text:span><text:span text:style-name="T27_22">.</text:span></text:p>
        </text:list-item>
        <text:list-item>
          <text:p text:style-name="P28"><text:span text:style-name="T28_1">Obtain</text:span><text:span text:style-name="T28_2"><text:s/></text:span><text:span text:style-name="T28_3">a</text:span><text:span text:style-name="T28_4"><text:s/></text:span><text:span text:style-name="T28_5">cure</text:span><text:span text:style-name="T28_6"><text:s/></text:span><text:span text:style-name="T28_7">for</text:span><text:span text:style-name="T28_8"><text:s/></text:span><text:span text:style-name="T28_9">your</text:span><text:span text:style-name="T28_10"><text:s/></text:span><text:span text:style-name="T28_11">illness</text:span><text:span text:style-name="T28_12"><text:s/></text:span><text:span text:style-name="T28_13">without</text:span><text:span text:style-name="T28_14"><text:s/></text:span><text:span text:style-name="T28_15">giving</text:span><text:span text:style-name="T28_16"><text:s/></text:span><text:span text:style-name="T28_17">away</text:span><text:span text:style-name="T28_18"><text:s/></text:span><text:span text:style-name="T28_19">that</text:span><text:span text:style-name="T28_20"><text:s/></text:span><text:span text:style-name="T28_21">you</text:span><text:span text:style-name="T28_22"><text:s/></text:span><text:span text:style-name="T28_23">have</text:span><text:span text:style-name="T28_24"><text:s/></text:span><text:span text:style-name="T28_25">it</text:span><text:span text:style-name="T28_26">.</text:span></text:p>
        </text:list-item>
        <text:list-item>
          <text:p text:style-name="P29"><text:span text:style-name="T29_1">Find</text:span><text:span text:style-name="T29_2"><text:s/></text:span><text:span text:style-name="T29_3">another</text:span><text:span text:style-name="T29_4"><text:s/></text:span><text:span text:style-name="T29_5">magical</text:span><text:span text:style-name="T29_6"><text:s/></text:span><text:span text:style-name="T29_7">creature</text:span><text:span text:style-name="T29_8"><text:s/></text:span><text:span text:style-name="T29_9">in</text:span><text:span text:style-name="T29_10"><text:s/></text:span><text:span text:style-name="T29_11">town</text:span><text:span text:style-name="T29_12">.<text:s/></text:span><text:span text:style-name="T29_13">If</text:span><text:span text:style-name="T29_14"><text:s/></text:span><text:span text:style-name="T29_15">everything</text:span><text:span text:style-name="T29_16"><text:s/></text:span><text:span text:style-name="T29_17">goes</text:span><text:span text:style-name="T29_18"><text:s/></text:span><text:span text:style-name="T29_19">south</text:span><text:span text:style-name="T29_20"><text:s/></text:span><text:span text:style-name="T29_21">you</text:span><text:span text:style-name="T29_22"><text:s/></text:span><text:span text:style-name="T29_23">can</text:span><text:span text:style-name="T29_24"><text:s/></text:span><text:span text:style-name="T29_25">always</text:span><text:span text:style-name="T29_26"><text:s/></text:span><text:span text:style-name="T29_27">pin</text:span><text:span text:style-name="T29_28"><text:s/></text:span><text:span text:style-name="T29_29">something</text:span><text:span text:style-name="T29_30"><text:s/></text:span><text:span text:style-name="T29_31">on</text:span><text:span text:style-name="T29_32"><text:s/></text:span><text:span text:style-name="T29_33">them</text:span><text:span text:style-name="T29_34">.</text:span></text:p>
        </text:list-item>
        <text:list-item>
          <text:p text:style-name="P30"><text:span text:style-name="T30_1">Get</text:span><text:span text:style-name="T30_2"><text:s/></text:span><text:span text:style-name="T30_3">away</text:span><text:span text:style-name="T30_4"><text:s/></text:span><text:span text:style-name="T30_5">with</text:span><text:span text:style-name="T30_6"><text:s/></text:span><text:span text:style-name="T30_7">murder</text:span><text:span text:style-name="T30_8">.</text:span></text:p>
        </text:list-item>
        <text:list-item>
          <text:p text:style-name="P31"><text:span text:style-name="T31_1">Avoid</text:span><text:span text:style-name="T31_2"><text:s/></text:span><text:span text:style-name="T31_3">being</text:span><text:span text:style-name="T31_4"><text:s/></text:span><text:span text:style-name="T31_5">punished</text:span><text:span text:style-name="T31_6"><text:s/></text:span><text:span text:style-name="T31_7">for</text:span><text:span text:style-name="T31_8"><text:s/></text:span><text:span text:style-name="T31_9">witchcraft</text:span><text:span text:style-name="T31_10">.</text:span></text:p>
        </text:list-item>
      </text:list>
      <text:p text:style-name="P32"/>
      <text:p text:style-name="P33"><text:span text:style-name="T33_1">Other</text:span><text:span text:style-name="T33_2"><text:s/></text:span><text:span text:style-name="T33_3">People</text:span></text:p>
      <text:list text:style-name="LS2" xml:id="list6">
        <text:list-item>
          <text:p text:style-name="P34"><text:span text:style-name="T34_1">You</text:span><text:span text:style-name="T34_2"><text:s/></text:span><text:span text:style-name="T34_3">can</text:span><text:span text:style-name="T34_4"><text:s/></text:span><text:span text:style-name="T34_5">trust</text:span><text:span text:style-name="T34_6"><text:s/></text:span><text:span text:style-name="T34_7">Lucy</text:span><text:span text:style-name="T34_8"><text:s/></text:span><text:span text:style-name="T34_9">Gadri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